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6042" officeooo:paragraph-rsid="001e6042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618in" fo:min-width="1.2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1.5673in" fo:min-width="1.0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425in" fo:min-width="1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425in" fo:min-width="1.0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in" fo:min-width="0.7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165in" fo:min-width="1.35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GF-AI WORKFLOW</text:p>
      <text:p text:style-name="Standard"/>
      <text:p text:style-name="Standard"/>
      <text:p text:style-name="Standard"/>
      <text:p text:style-name="Standard"><draw:custom-shape text:anchor-type="paragraph" draw:z-index="0" draw:name="Shape1" draw:style-name="gr1" svg:width="1.2594in" svg:height="0.8622in" svg:x="-0.0126in" svg:y="0.8598in"><text:p text:style-name="P2">Input image</text:p><draw:enhanced-geometry svg:viewBox="0 0 21600 21600" draw:type="rectangle" draw:enhanced-path="M 0 0 L 21600 0 21600 21600 0 21600 0 0 Z N"/></draw:custom-shape><draw:custom-shape text:anchor-type="paragraph" draw:z-index="1" draw:name="Shape3" draw:style-name="gr2" draw:text-style-name="P3" svg:width="1.0551in" svg:height="1.5677in" draw:transform="skewX (-0.0005235987755983) rotate (-1.58824961931484) translate (2.82152777777778in 0.796527777777778in)"><text:p><text:span text:style-name="T1"/></text:p><draw:enhanced-geometry svg:viewBox="0 0 787 799" draw:type="non-primitive" draw:enhanced-path="M 439 12 L 535 102 391 246 252 108 349 12 0 0 12 348 108 258 282 433 282 799 511 799 511 427 685 252 781 348 787 0 439 12 Z N"/></draw:custom-shape><draw:frame text:anchor-type="paragraph" draw:z-index="2" draw:name="Shape2" draw:style-name="gr3" draw:text-style-name="P4" svg:width="0.6067in" svg:height="0.3224in" svg:x="1.3602in" svg:y="1.2008in"><draw:text-box><text:p>Yolov5</text:p></draw:text-box></draw:frame><draw:custom-shape text:anchor-type="paragraph" draw:z-index="3" draw:name="Shape4" draw:style-name="gr4" svg:width="1.1362in" svg:height="0.7106in" svg:x="2.8217in" svg:y="0.3201in"><text:p>- Boundingb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4" draw:style-name="gr5" draw:text-style-name="P5" svg:width="1.115in" svg:height="0.7122in" svg:x="2.8217in" svg:y="1.561in"><text:p><text:span text:style-name="T1">- Pallet typ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5" draw:style-name="gr6" draw:text-style-name="P5" svg:width="0.8217in" svg:height="0.3996in" svg:x="3.9575in" svg:y="0.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6" draw:style-name="gr7" draw:text-style-name="P2" svg:width="1.4205in" svg:height="0.6823in" svg:x="4.7984in" svg:y="0.339in"><text:p text:style-name="P2">- Devi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42:09.367241397</meta:creation-date>
    <dc:date>2020-09-28T13:53:01.660492028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0.7.3$Linux_X86_64 LibreOffice_project/00m0$Build-3</meta:generator>
  </office:meta>
</office:document-meta>
</file>